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tyle="italic" officeooo:rsid="001d999d" officeooo:paragraph-rsid="001d999d" style:font-style-asian="italic" style:font-style-complex="italic"/>
    </style:style>
    <style:style style:name="P2" style:family="paragraph" style:parent-style-name="Standard">
      <style:paragraph-properties fo:text-align="justify" style:justify-single-word="false"/>
      <style:text-properties fo:font-style="italic" officeooo:rsid="001e91c6" officeooo:paragraph-rsid="001e91c6" style:font-style-asian="italic" style:font-style-complex="italic"/>
    </style:style>
    <style:style style:name="P3" style:family="paragraph" style:parent-style-name="Standard">
      <style:paragraph-properties fo:text-align="center" style:justify-single-word="false"/>
      <style:text-properties fo:font-style="italic" fo:font-weight="bold" officeooo:rsid="001d999d" officeooo:paragraph-rsid="001d999d" style:font-style-asian="italic" style:font-weight-asian="bold" style:font-style-complex="italic" style:font-weight-complex="bold"/>
    </style:style>
    <style:style style:name="P4" style:family="paragraph" style:parent-style-name="Standard">
      <style:paragraph-properties fo:text-align="center" style:justify-single-word="false"/>
      <style:text-properties style:font-name="Liberation Serif" fo:font-size="12pt" fo:font-style="italic" fo:font-weight="bold" officeooo:rsid="001e91c6" officeooo:paragraph-rsid="001e91c6" style:font-size-asian="12pt" style:font-style-asian="italic" style:font-weight-asian="bold" style:font-size-complex="12pt" style:font-style-complex="italic" style:font-weight-complex="bold"/>
    </style:style>
    <style:style style:name="P5" style:family="paragraph" style:parent-style-name="Standard">
      <style:paragraph-properties fo:text-align="center" style:justify-single-word="false"/>
      <style:text-properties fo:font-size="14pt" fo:language="pt" fo:country="BR" fo:font-weight="bold" officeooo:rsid="00093934" officeooo:paragraph-rsid="002129bf"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language="pt" fo:country="BR" fo:font-weight="bold" officeooo:rsid="002129bf" officeooo:paragraph-rsid="002129bf"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pt" fo:country="BR" fo:font-weight="normal" officeooo:rsid="0012b63c" officeooo:paragraph-rsid="002129bf"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fo:language="pt" fo:country="BR" officeooo:rsid="00093934" officeooo:paragraph-rsid="002129bf"/>
    </style:style>
    <style:style style:name="P9" style:family="paragraph" style:parent-style-name="Standard">
      <style:text-properties fo:language="pt" fo:country="BR" officeooo:rsid="00093934" officeooo:paragraph-rsid="002129bf"/>
    </style:style>
    <style:style style:name="P10" style:family="paragraph" style:parent-style-name="Standard">
      <style:paragraph-properties fo:text-align="center" style:justify-single-word="false"/>
      <style:text-properties fo:language="pt" fo:country="BR" officeooo:rsid="0012b63c" officeooo:paragraph-rsid="002129bf"/>
    </style:style>
    <style:style style:name="P11" style:family="paragraph" style:parent-style-name="Preformatted_20_Text">
      <style:paragraph-properties fo:text-align="justify" style:justify-single-word="false"/>
      <style:text-properties style:font-name="Liberation Serif" fo:font-size="12pt" fo:language="en" fo:country="US" fo:font-style="italic" officeooo:rsid="001e91c6" officeooo:paragraph-rsid="001e91c6" style:font-size-asian="12pt" style:font-style-asian="italic" style:font-size-complex="12pt" style:font-style-complex="italic"/>
    </style:style>
    <style:style style:name="P12"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en" fo:country="US" fo:font-style="italic" style:font-size-asian="12pt" style:font-style-asian="italic" style:font-size-complex="12pt" style:font-style-complex="italic"/>
    </style:style>
    <style:style style:name="P13" style:family="paragraph" style:parent-style-name="Preformatted_20_Text">
      <style:paragraph-properties fo:text-align="start" style:justify-single-word="false" style:writing-mode="lr-tb"/>
      <style:text-properties style:font-name="Liberation Serif" fo:font-size="12pt" style:font-size-asian="12pt" style:font-size-complex="12pt"/>
    </style:style>
    <style:style style:name="P14" style:family="paragraph" style:parent-style-name="Horizontal_20_Line">
      <style:text-properties fo:language="pt" fo:country="BR" officeooo:paragraph-rsid="002129bf"/>
    </style:style>
    <style:style style:name="P15" style:family="paragraph" style:parent-style-name="Horizontal_20_Line">
      <style:text-properties fo:language="pt" fo:country="BR" officeooo:paragraph-rsid="002273c4"/>
    </style:style>
    <style:style style:name="T1" style:family="text">
      <style:text-properties officeooo:rsid="001e91c6"/>
    </style:style>
    <style:style style:name="T2" style:family="text">
      <style:text-properties officeooo:rsid="001f838a"/>
    </style:style>
    <style:style style:name="T3" style:family="text">
      <style:text-properties fo:font-weight="bold" style:font-weight-asian="bold" style:font-weight-complex="bold"/>
    </style:style>
    <style:style style:name="T4" style:family="text">
      <style:text-properties officeooo:rsid="0012b63c"/>
    </style:style>
    <style:style style:name="T5" style:family="text">
      <style:text-properties officeooo:rsid="00340b22"/>
    </style:style>
    <style:style style:name="T6" style:family="text">
      <style:text-properties officeooo:rsid="00267fff"/>
    </style:style>
    <style:style style:name="T7" style:family="text">
      <style:text-properties officeooo:rsid="0026e28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tótipo de Microcontroladores utilizando Arduino e controles bluetooth</text:p>
      <text:p text:style-name="P5"/>
      <text:p text:style-name="P7">Rafael Francisco Ferreira</text:p>
      <text:p text:style-name="P9"/>
      <text:p text:style-name="P8"><text:tab/><text:span text:style-name="T4">Universidade Estadual do Paraná, Ciência da Computação, PR, Brasil, 2017</text:span></text:p>
      <text:p text:style-name="P10"><text:span text:style-name="T5">E-mail: </text:span>rafaelfrancisco_97@hotmail.com </text:p>
      <text:p text:style-name="P8"/>
      <text:p text:style-name="P14"/>
      <text:p text:style-name="P3">Resumo</text:p>
      <text:p text:style-name="P1">Este trabalho propõe a construção de um protótipo para a matéria de Sistemas Microcontrolados, <text:span text:style-name="T1">objetivando adquirir a aprendizagem sobre sistemas microcontrolados e suas vertentes.</text:span> O protótipo consiste em um carrinho controlado via bluetooth por um smartphone <text:span text:style-name="T1">com sistema operacional Android. O recebimento dos sinais será via módulo bluetooth, sendo tratados por um microcontrolador Arduino, que a partir dos sinais recebidos dirá o que fazer aos demais componentes.</text:span></text:p>
      <text:p text:style-name="P1"/>
      <text:p text:style-name="P2"><text:span text:style-name="T3">Keywords:</text:span> Sistemas Microcontrolados; Protótipo; Arduino; Bluetooth; Internet of Things;</text:p>
      <text:p text:style-name="P2"/>
      <text:p text:style-name="P4">Abstract</text:p>
      <text:p text:style-name="P11"><text:bookmark text:name="tw-target-text"/>This work proposes the construction of a prototype for the subject of Microcontrolled Systems, aiming to acquire the learning about microcontrolled systems and their aspects. The prototype consists of a trolley controlled via bluetooth by a smartphone with Android operating system. The reception of the signals will be via bluetooth module, being treated by an Arduino microcontroller, that from the signals received will tell what to do to the other components.</text:p>
      <text:p text:style-name="P13"/>
      <text:p text:style-name="P12"><text:span text:style-name="T3">Keywords:</text:span> Microcontrolled <text:span text:style-name="T2">S</text:span>ystems; Prototype; Arduino; Bluetooth; Internet of Things;</text:p>
      <text:p text:style-name="P15"/>
      <text:h text:style-name="Heading_20_1" text:outline-level="1">1. Introdução</text:h>
      <text:p text:style-name="Text_20_body"><text:tab/><text:span text:style-name="T6">Nos dias atuais a utilização de microcontroladores para a automatização de tarefas ou controle de máquinas e objetos à distância tem se tornado algo comum. A praticidade de tornar automática a realização de tarefas que seriam repetitivas, perigosas ou até banais aos seres humanos, e também a redução de custos de operação de certas tarefas, tem tornado a utilização de microcontroladores muito comum, atraindo diversos desenvolvedores de diversas áreas.</text:span></text:p>
      <text:p text:style-name="Text_20_body"><text:tab/><text:span text:style-name="T6">Uma das áreas de automação que vem sendo estudada e implementada em diversas áreas há anos, é a que permite o controle de objetos de forma remota. Se torna útil controlar algo remotamente quando se deseja alcançar locais de difícil acesso, contornar situações perigosas ou simplesmente comandar algo que está fora do seu alcance, sem sair de sua comodidade. </text:span></text:p>
      <text:p text:style-name="Text_20_body"><text:tab/><text:span text:style-name="T7">No meio computacional, nota-se a utilização de microcontroladores no processamento de dados, controle de dados, periféricos, memórias, barramentos, automação e controle na área de robótica e muitas outras tarefas. Visando aprender mais sobre a programação e a construção física de protótipos utilizando microcontroladores, neste trabalho será construído um carro em escala, remotamente controlado com o auxílio de um microcontrolador, módulos bluetooth e um smartph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6T08:44:17.440000000</meta:creation-date>
    <dc:date>2017-10-06T17:40:41.844000000</dc:date>
    <meta:editing-duration>PT21M6S</meta:editing-duration>
    <meta:editing-cycles>4</meta:editing-cycles>
    <meta:generator>LibreOffice/5.2.7.2$Windows_x86 LibreOffice_project/2b7f1e640c46ceb28adf43ee075a6e8b8439ed10</meta:generator>
    <meta:document-statistic meta:table-count="0" meta:image-count="0" meta:object-count="0" meta:page-count="1" meta:paragraph-count="14" meta:word-count="375" meta:character-count="2622" meta:non-whitespace-character-count="2255"/>
  </office:meta>
</office:document-meta>
</file>